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20000000D2F70A3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 se deberían pixelar datos clave en un texto por varias razones, principalmente relacionadas con la claridad y la accesibilidad de la información. Cuando se pixela una parte crucial de un documento, el lector pierde acceso a detalles fundamentales que pueden ser necesarios para comprender completamente el mensaje o contexto. Esto genera ambigüedades y puede provocar malentendidos, especialmente en documentos técnicos, científicos o legales donde la precisión es crucial. En estos casos, la falta de información exacta puede llevar a conclusiones erróneas, decisiones equivocadas o incluso acciones que pongan en riesgo la seguridad o el cumplimiento de normativas.</text:p>
      <text:p text:style-name="P2">Además, pixelar datos clave afecta la credibilidad del documento. Los lectores podrían cuestionar la transparencia o la intencionalidad detrás de ocultar esa información, generando desconfianza hacia el autor o la fuente. Esto es particularmente problemático en medios de comunicación, informes empresariales o en investigaciones donde la confianza en la veracidad de los datos es esencial.</text:p>
      <text:p text:style-name="P2">Por otro lado, si la finalidad es proteger datos sensibles, existen métodos más eficaces y seguros, como la anonimización, que permiten preservar la privacidad sin comprometer la legibilidad o la integridad del texto. Mantener un equilibrio entre proteger la confidencialidad y garantizar que el mensaje sea entendible es crucial para asegurar que la comunicación sea efectiva y confiable.</text:p>
      <text:p text:style-name="P1"/>
      <text:p text:style-name="P1"/>
      <text:p text:style-name="P1"><draw:frame draw:style-name="fr1" draw:name="gráficos1" text:anchor-type="paragraph" svg:width="7.673cm" svg:height="0.344cm" draw:z-index="0"><draw:image xlink:href="Pictures/10000000000001220000000D2F70A3C6.png" xlink:type="simple" xlink:show="embed" xlink:actuate="onLoad"/></draw:frame><text:tab/><text:tab/>Secreto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23S</meta:editing-duration>
    <meta:editing-cycles>5</meta:editing-cycles>
    <meta:generator>OpenOffice/4.1.14$Win32 OpenOffice.org_project/4114m1$Build-9811</meta:generator>
    <dc:date>2024-09-22T20:21:00.28</dc:date>
    <meta:document-statistic meta:table-count="0" meta:image-count="1" meta:object-count="0" meta:page-count="1" meta:paragraph-count="4" meta:word-count="212" meta:character-count="1460"/>
    <meta:user-defined meta:name="Info 1"/>
    <meta:user-defined meta:name="Info 2"/>
    <meta:user-defined meta:name="Info 3"/>
    <meta:user-defined meta:name="Info 4"/>
  </office:meta>
</office:document-meta>
</file>